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>
  <office:automatic-styles>
    <style:style style:name="c0" style:family="text">
      <style:text-properties fo:font-family="Sans"/>
    </style:style>
    <style:style style:name="p3" style:family="paragraph">
      <style:paragraph-properties fo:margin-left="0pt"/>
    </style:style>
    <style:style style:name="p5" style:family="paragraph">
      <style:paragraph-properties fo:margin-left="0pt" fo:text-indent="0"/>
    </style:style>
    <style:style style:name="c6" style:family="text">
      <style:text-properties fo:font-style="italic" fo:font-weight="bold" fo:font-family="Liberation Sans" fo:font-size="12pt"/>
    </style:style>
    <style:style style:name="c7" style:family="text">
      <style:text-properties fo:font-weight="bold" fo:font-family="Liberation Sans" fo:font-size="12pt"/>
    </style:style>
    <style:style style:name="c8" style:family="text">
      <style:text-properties fo:font-family="Liberation Sans" fo:font-size="12pt"/>
    </style:style>
    <style:style style:name="p9" style:family="paragraph">
      <style:paragraph-properties fo:text-align="justify" fo:margin-top="9pt" fo:margin-bottom="9pt" fo:margin-left="0pt" fo:text-indent="0"/>
    </style:style>
    <style:style style:name="c10" style:family="text">
      <style:text-properties fo:font-weight="bold" fo:font-family="Liberation Sans" fo:font-size="12pt" fo:text-decoration="underline" style:text-underline-type="single" style:text-underline-style="solid"/>
    </style:style>
    <style:style style:name="c11" style:family="text">
      <style:text-properties fo:font-style="italic" fo:font-family="Liberation Sans" fo:font-size="12pt"/>
    </style:style>
    <style:style style:name="c12" style:family="text">
      <style:text-properties fo:font-family="Liberation Sans" fo:font-size="12pt" fo:text-decoration="underline" style:text-underline-type="single" style:text-underline-style="solid"/>
    </style:style>
  </office:automatic-styles>
  <office:body>
    <office:text>
      <text:p text:style-name="p5"><text:span text:style-name="c6">PROCURAÇÃO</text:span><text:span text:style-name="c7"> </text:span><text:span text:style-name="c8">bastante que faz(em) <text:s/></text:span><text:span text:style-name="c7">&lt;outorgante modelo="somentenome"&gt;</text:span><text:span text:style-name="c8">, na forma abaixo:</text:span></text:p>
      <text:p text:style-name="p9"><text:span text:style-name="c8"> </text:span></text:p>
      <text:p text:style-name="p9"><text:span text:style-name="c8">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SANTIAGO DOS SANTOS, Tabeliã Interina, subscrevo e dou fé. (aa.)-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Vamos ver agora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 SANTIAGO DOS SANTOS, Tabeliã Interina, subscrevo e dou fé. (aa.)-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SANTIAGO DOS SANTOS, Tabeliã Interina, subscrevo e dou fé. (aa.)-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SANTIAGO DOS SANTOS, Tabeliã Interina, subscrevo e dou fé. (aa.)-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SANTIAGO DOS SANTOS, Tabeliã Interina, subscrevo e dou fé. (aa.)-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SANTIAGO DOS SANTOS, Tabeliã Interina, subscrevo e dou fé. (aa.)-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SANTIAGO DOS SANTOS, Tabeliã Interina, subscrevo e dou fé. (aa.)-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SANTIAGO DOS SANTOS, Tabeliã Interina, subscrevo e dou fé. (aa.)-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SANTIAGO DOS SANTOS, Tabeliã Interina, subscrevo e dou fé. (aa.)-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SANTIAGO DOS SANTOS, Tabeliã Interina, subscrevo e dou fé. (aa.)-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SANTIAGO DOS SANTOS, Tabeliã Interina, subscrevo e dou fé. (aa.)-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SANTIAGO DOS SANTOS, Tabeliã Interina, subscrevo e dou fé. (aa.)-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SANTIAGO DOS SANTOS, Tabeliã Interina, subscrevo e dou fé. (aa.)-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SANTIAGO DOS SANTOS, Tabeliã Interina, subscrevo e dou fé. (aa.)-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SANTIAGO DOS SANTOS, Tabeliã Interina, subscrevo e dou fé. (aa.)-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SANTISaibam tantos quantos este público instrumento deprocuração virem que, ao(s)</text:span><text:span text:style-name="c7"> &lt;dataAtual&gt;, </text:span><text:span text:style-name="c8">nacidade de Samambaia/DF, neste Serviço Notarial, perante mim, Tabeliã Interina/Escrevente,compareceu(ram) como </text:span><text:span text:style-name="c7">Outorgante (s) Mandante</text:span><text:span text:style-name="c8"> </text:span><text:span text:style-name="c7">(es)</text:span><text:span text:style-name="c8">: &lt;outorgante modelo="Proc - solteiro"&gt;,identificado(a)(s) e reconhecido(a)(s) como sendo o(a) próprio(a)(s) pelosdocumentos que apresentou (aram) e de cuja capacidade jurídica dou fé. <text:s/>Que se declara proprietário(a) do veículo abaixo descrito e</text:span><text:span text:style-name="c7"> </text:span><text:span text:style-name="c8">que, por este público instrumento nomeia(m) e constitui(em)seu(ua)(s) bastante procurador(a)(es)(as): &lt;outorgado modelo="Proc - solteiro"&gt;, (por declaração); a quem confere amplos e especiais poderespara, </text:span><text:span text:style-name="c10">MEDIANTE A COMPROVAÇÃO DA PROPRIEDADE DO VEÍCULO JUNTO AO ÓRGÃO DETRÂNSITO COMPETENTE,</text:span><text:span text:style-name="c8"> vender, prometer vender, transferir, onerar e/oualienar, para si próprio(a) ou para terceiros, nas condições e preços queconvencionar, o veículo </text:span><text:span text:style-name="c7">PLACA GRE-4467,CHASSI 34403216041465, RENAVAM 263705137, ANO/MODELO 1972, MARCA/MODELO M.B/MBENZ L 1113, COR AZUL, COMBUSTÍVEL GASOLINA, </text:span><text:span text:style-name="c8">podendo, para tanto, receber oproduto da operação, dar e receber quitações, assinar o termo de transferência depropriedade - CRV(DUT), ou qualquer outro documento, registrar a propriedade doveículo, representá-lo(a) perante </text:span><text:span text:style-name="c11">as Repartições Públicas, Administrativas, Autárquicas e Cartórios em geral,Companhias de Seguro, DETRAN, CONTRAN, DNIT, DEPARTAMENTO DE POLÍCIA RODOVIÁRIAFEDERAL, INSPETORIAS DE TRÂNSITO, DRFV, DFTRANS, ou onde com esta se apresentare for necessário, </text:span><text:span text:style-name="c8">podendo requerer, alegar e assinar o que forpreciso, juntar, apresentar e retirar documentos, pagar taxas, impostos,custas, emolumentos, multas e demais tributos fiscais e despesas que incidam ouvenham a incidir sobre o referido veículo, parcelar multas, promoveremplacamentos, licenciamentos, vistorias, seguros e liberações, retirar oveículo de depósito em caso de apreensão, dirigir e autorizar a terceiros adirigir o dito veículo por todo o Território Nacional, alterar endereço,requerer bloqueios e desbloqueios de documentos, dar baixa em restrições,requerer mudança de UF, comunicar acidentes, requerer e tomar ciência de laudospericiais, prestar declarações e/ou informações, transigir, firmar acordos e compromissos, requerer e receber o Certificado de Registro de Veículos </text:span><text:span text:style-name="c7">CRV(DUT)</text:span><text:span text:style-name="c8"> e o  Certificado de Registroe Licenciamento de Veículo - </text:span><text:span text:style-name="c7">CRLV,</text:span><text:span text:style-name="c8"> ou sua 2º via, enfim, praticar osdemais atos aos fins deste mandato, a tudo assinando e assistindo, podendo inclusive </text:span><text:span text:style-name="c7">substabelecer. </text:span><text:span text:style-name="c12">Sendo o presente mandato outorgado em caráter </text:span><text:span text:style-name="c10">IRREVOGÁVEL,IRRETRATÁVEL E ISENTO DE PRESTAÇÃO DE CONTAS</text:span><text:span text:style-name="c11">.</text:span><text:span text:style-name="c7"> </text:span><text:span text:style-name="c6">OPRESENTE MANDATO TERÁ PRAZO DE VALIDADE DE 60 (SESSENTA) DIAS CONTADOS A PARTIR DESTA DATA. </text:span><text:span text:style-name="c8">Foi o que declarou(am) o Outorgante(s) Mandante(s),responsabilizando-se civil e criminalmente pela veracidade das informaçõesprestadas acerca da titularidade dos direitos sobre o veículo objeto desteinstrumento e pela possibilidade jurídica de transferência da propriedade. </text:span><text:span text:style-name="c10">Pelo(a)Outorgante me foi dito que o(a)(s) Procurador(a)(es), ao aceitar(em) estemandato, assume(m) as responsabilidades civil, criminal e administrativa, pelosatos que ele(a)(s), ou terceiros por ele(a)(s) autorizados, praticarem nacondução do referido veículo a partir desta data</text:span><text:span text:style-name="c7">.</text:span><text:span text:style-name="c8">  </text:span><text:span text:style-name="c12">O </text:span><text:span text:style-name="c10">Outorgado Procurador </text:span><text:span text:style-name="c12">aceita opresente Mandato nos termos nele expressos</text:span><text:span text:style-name="c8">. Adverti o(a) outorgante para oconteúdo e significado do ato. Dispensadas as testemunhas na forma da Lei. </text:span><text:span text:style-name="c7">Emolumentos <text:s/>&lt;preco&gt;. &lt;gr&gt;. &lt;selos&gt;_______.</text:span><text:span text:style-name="c8"> Eu, _________ &lt;escrevente&gt;, Escrevente, lavrei o presente ato. E eu _________ GEÁLISSON EVANGELISTA RODRIGUES DA SILVA,Escrevente Autorizado, conferi, li e encerro o presente ato. E eu, ANDRÉA MOURASANTIAGO DOS SANTOS, Tabeliã Interina, subscrevo e dou fé. (aa.)-AGO DOS SANTOS, Tabeliã Interina, subscrevo e dou fé. (aa.)-</text:span></text:p>
      <text:p text:style-name="p3"/>
    </office:text>
  </office:body>
</office:document-content>
</file>